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1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OpenSans" fo:font-size="10pt" fo:font-style="normal" fo:font-weight="normal" style:font-size-asian="10pt" style:font-style-asian="normal" style:font-weight-asian="normal" style:font-size-complex="12pt"/>
    </style:style>
    <style:style style:name="T3" style:family="text">
      <style:text-properties fo:color="#000000" loext:opacity="100%" style:font-name="OpenSans" fo:font-size="18pt" fo:font-style="normal" fo:font-weight="normal" style:font-size-asian="18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3"><text:span text:style-name="T3">GALIZA / GALICIA</text:span></text:p>
      <text:p text:style-name="Standard" loext:marker-style-name="T1"><text:span text:style-name="T1"/></text:p>
      <text:p text:style-name="Standard" loext:marker-style-name="T1"><text:span text:style-name="T1">Comunidad autónoma situada en el extremo noroeste de la península Ibérica. Limita al norte con el mar Cantábrico y al oeste con el océano Atlántico. Al sur, el río Miño traza parte de su frontera con Portugal.</text:span></text:p>
      <text:p text:style-name="Standard" loext:marker-style-name="T1"><text:span text:style-name="T1"/></text:p>
      <text:p text:style-name="Standard" loext:marker-style-name="T1"><text:span text:style-name="T1">Territorio y recursos</text:span><text:span text:style-name="T1"/></text:p>
      <text:p text:style-name="Standard" loext:marker-style-name="T1"><text:span text:style-name="T1">La configuración física de Galicia se suele dividir en dos grandes zonas: la Galicia interior y la Galicia costera, ambas separadas por un sistema montañoso que la atraviesa aproximadamente por la mitad, la denominada dorsal gallega.</text:span></text:p>
      <text:p text:style-name="Standard" loext:marker-style-name="T1"><text:span text:style-name="T1">En el relieve gallego se combinan las montañas -de escasa altitud y de formas suaves- con valles profundos y tierras llanas. Por último se encuentra la zona del litoral, formada por un moderado relieve montañoso cortado por numerosos valles y hendido hacia el interior por las famosas rías.</text:span></text:p>
      <text:p text:style-name="Standard" loext:marker-style-name="T1"><text:span text:style-name="T1"/></text:p>
      <text:p text:style-name="Standard" loext:marker-style-name="T1"><text:span text:style-name="T1">Hidrografía</text:span><text:span text:style-name="T1"/></text:p>
      <text:p text:style-name="Standard" loext:marker-style-name="T1"><text:span text:style-name="T1">Los ríos gallegos son generalmente caudalosos y fluyen hacia una de las dos grandes vertientes: la atlántica y la cantábrica. Los ríos de la vertiente </text:span><text:span text:style-name="T2">atlántica son los más largos y los que presentan mayor cauda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MT" svg:font-family="Arial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06:53.105000000</dc:date>
    <meta:editing-duration>PT7M18S</meta:editing-duration>
    <meta:editing-cycles>8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7" meta:word-count="164" meta:character-count="993" meta:non-whitespace-character-count="836"/>
  </office:meta>
</office:document-meta>
</file>